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Legal Memorandum: Fatal Deficiencies in the Mitigated Negative Declaration for Conditional Use Permit No. 230002 (Crescent Gardens Cemetery Project)</text:h>
      <text:p text:style-name="P1"><text:span text:style-name="Strong_20_Emphasis">Date:</text:span> March 19, 2026<text:line-break/><text:line-break/><text:span text:style-name="Strong_20_Emphasis">Prepared for:</text:span> Riverside County Planning Department, Responsible Agencies, and Interested Parties<text:line-break/><text:span text:style-name="Strong_20_Emphasis">Subject:</text:span> Impermissible Reliance on Mitigated Negative Declaration; Mandatory Preparation of Environmental Impact Report or Denial of CUP</text:p>
      <text:h text:style-name="Heading_20_4" text:outline-level="4">I. Executive Summary</text:h>
      <text:p text:style-name="P1">The Final IS-MND (revised November 7, 2025, following Draft review closed September 4, 2025) improperly concludes that the proposed 20,000-plot cemetery in the Good Hope/Meadowbrook area of unincorporated Riverside County will have no significant environmental effects after mitigation. This conclusion lacks substantial evidence, fails to analyze the whole project, ignores credible scientific and public evidence, and deprives the public of meaningful participation. The project remains unapproved (Advisory Notification Document, February 27, 2026), the CEQA process is incomplete, and any approval would violate CEQA's substantive and procedural mandates. Riverside County must suspend proceedings, prepare a full Environmental Impact Report (EIR), or deny the CUP outright. Failure to do so invites a writ of mandate, strict liability under multiple statutes, and projected remediation costs exceeding $300–500 million.</text:p>
      <text:h text:style-name="Heading_20_4" text:outline-level="4">II. Project Description and Current Status</text:h>
      <text:p text:style-name="P1">The applicant, Muslim Mortuary &amp; Cemetery Committee (MMCC, EIN 95-4484132), proposes a 20,000-plot Islamic cemetery on 84.99 acres (46.4 developed, 38.6 conservation), developed in three phases over 15 years. Features include sealed waterproof concrete vaults, 104,238 cubic yards imported fill, on-site septic systems, utilities, and off-site water line extension. Operations anticipate 10–15 burials per month. The Advisory Notification Document (February 27, 2026) confirms the project is still in the recommendation phase only, with numerous pending requirements (e.g., additional OWTS design evaluation, fire protection plans, floodplain hydraulic analyses under Ordinance No. 458). No Notice of Determination (NOD) has been filed, and no final discretionary approval has occurred.</text:p>
      <text:h text:style-name="Heading_20_4" text:outline-level="4">III. Fatal CEQA Violations Establishing Fair Argument for Significant Impacts</text:h>
      <text:p text:style-name="P1">The IS-MND fails to support less-than-significant findings with substantial evidence (Pub. Res. Code § 21082; CEQA Guidelines § 15064). The following deficiencies create a fair argument that the project may have significant, unmitigable environmental effects (CEQA Guidelines § 15064(b); <text:span text:style-name="Emphasis">No Oil, Inc. v. City of Los Angeles</text:span> (1974) 13 Cal.3d 68; <text:span text:style-name="Emphasis">Berkeley Hillside Preservation v. City of Berkeley</text:span> (2015) 60 Cal.4th 1086).</text:p>
      <text:list text:style-name="L1">
        <text:list-item>
          <text:p text:style-name="P2"><text:span text:style-name="Strong_20_Emphasis">No Proof of Necroleachate Containment</text:span> The MND asserts sealed vaults prevent migration of necroleachate (1–5 L/corpse/year containing DOC, NH₄⁺, nitrates, pathogens, PFAS), yet provides zero modeling, permeability testing, durability analysis, or monitoring data. Unsupported assertions violate good-faith disclosure requirements (Pub. Res. Code § 21080.5; CEQA Guidelines § 15064). </text:p>
        </text:list-item>
        <text:list-item>
          <text:p text:style-name="P2"><text:soft-page-break/><text:span text:style-name="Strong_20_Emphasis">Ignoring Peer-Reviewed Scientific Evidence of Groundwater Contamination</text:span> A 2019 peer-reviewed study (<text:span text:style-name="Emphasis">Desalination and Water Treatment</text:span>, Vol. 168, pp. 235–242) documents statistically significant elevations (p &lt; 0.05) in pH, EC, TDS, Na⁺, Cl⁻, PO₄³⁻, F⁻, Pb, and heterotrophic bacteria in downgradient wells from Islamic cemeteries using direct soil interment. GIS mapping confirmed persistent plumes at 85–110 m depth, concluding cemeteries "have a great potential to contaminate aquifers." The MND contains no analysis or rebuttal. This constitutes unrefuted substantial evidence mandating EIR review (CEQA Guidelines § 15064(b)). </text:p>
        </text:list-item>
        <text:list-item>
          <text:p text:style-name="P2"><text:span text:style-name="Strong_20_Emphasis">Inadequate Hydrology, Water Quality, and Groundwater Analysis</text:span> The MND ignores perched groundwater (13–15 feet), cumulative effects from fill and septic systems, altered drainage from buried vaults, and seismic risks near Elsinore and San Jacinto faults. No site-specific long-term modeling addresses vault degradation or leakage. Violation: Appendix G, Section IX requires analysis of water quality standard violations, groundwater depletion, drainage alterations, and polluted runoff (Pub. Res. Code § 21082; CEQA Guidelines § 15064). Courts invalidate MNDs lacking site-specific data (<text:span text:style-name="Emphasis">Laurel Heights Improvement Assn. v. Regents of University of California</text:span> (1988) 47 Cal.3d 376). </text:p>
        </text:list-item>
        <text:list-item>
          <text:p text:style-name="P2"><text:span text:style-name="Strong_20_Emphasis">Earthquake and Liquefaction Vulnerability</text:span> Southeastern 15–20 acres overlap low-to-moderate liquefaction zone (California Geological Survey SMF-48). Shallow test pits fail California Building Code §§ 1803.5.1–1803.5.12. Vault failure during a San Jacinto Fault event could release contaminants directly into aquifers. Violation: Appendix G, Section VI requires seismic hazard analysis (CEQA Guidelines § 15064(f)). </text:p>
        </text:list-item>
        <text:list-item>
          <text:p text:style-name="P2"><text:span text:style-name="Strong_20_Emphasis">Applicant Incapacity</text:span> MMCC has never built or managed a 20,000-plot standalone cemetery, has annual revenue under $500,000, and lacks professional staff or financial capacity for mitigation, EIR costs ($212,000 minimum), or a $50 million performance bond. Violation: CEQA prohibits approval where mitigation is infeasible due to applicant limitations (CEQA Guidelines §§ 15126.4, 15064(b); Bus. &amp; Prof. Code §§ 9600 et seq.). </text:p>
        </text:list-item>
        <text:list-item>
          <text:p text:style-name="P2"><text:span text:style-name="Strong_20_Emphasis">Procedural Flaws: No Recirculation Despite Substantial Changes</text:span> Post-September 4, 2025 revisions (sealed vaults) were not recirculated, despite potential for new or worsened significant effects. Violation: Requires recirculation or subsequent EIR when substantial new information arises (CEQA Guidelines §§ 15073.5, 15162; Pub. Res. Code § 21092.1; <text:span text:style-name="Emphasis">Laurel Heights</text:span> (1993) 6 Cal.4th 1112). </text:p>
        </text:list-item>
        <text:list-item>
          <text:p text:style-name="P2"><text:span text:style-name="Strong_20_Emphasis">Misuse of Non-Local "Support" Petition</text:span> The "Support" petition (~2,085 signatures, March 12, 2026) is predominantly non-local (69% from Corona-area ZIPs 92880–92882, 20–30 miles away), coordinated via WhatsApp, with implausible growth patterns and generic comments. It constitutes unsubstantiated narrative and speculation, excluded from substantial evidence (Pub. Res. Code § 21082.2; CEQA Guidelines § 15064(b)(3)). </text:p>
        </text:list-item>
        <text:list-item>
          <text:p text:style-name="P2"><text:span text:style-name="Strong_20_Emphasis">Environmental Justice Violations in Designated Disadvantaged Community</text:span> The site lies in the Good Hope/Meadowbrook Environmental Justice Community (Riverside County General Plan, CalEnviroScreen; Gov. Code § 65040.12; Pub. Res. Code §§ 71110 et seq., SB 1000). The MND omits analysis of disproportionate harms, including:</text:p>
          <text:list>
            <text:list-item>
              <text:p text:style-name="P2">Compounded groundwater risks in an area already burdened by March AFB Superfund PFAS/VOC contamination. </text:p>
            </text:list-item>
            <text:list-item>
              <text:p text:style-name="P2"><text:soft-page-break/>Stigma-driven property value declines (7–15%, $46,000–$104,000 per home; Realtor.com, Appraisal Journal). </text:p>
            </text:list-item>
            <text:list-item>
              <text:p text:style-name="P2">Reduced tax revenues straining services in a low-income area. </text:p>
            </text:list-item>
            <text:list-item>
              <text:p text:style-name="P2">Cumulative traffic, noise, dust, seismic, and flood burdens. Violation: CEQA requires detailed assessment of disproportionate effects on disadvantaged communities (Pub. Res. Code § 21002.1; CEQA Guidelines § 15064; SB 1000). Failure is fatal (<text:span text:style-name="Emphasis">Laurel Heights</text:span>, supra). </text:p>
            </text:list-item>
          </text:list>
        </text:list-item>
        <text:list-item>
          <text:p text:style-name="P3"><text:span text:style-name="Strong_20_Emphasis">Widespread Public Controversy as Substantial Evidence</text:span> Opposition petition (~4,034 signatures), Canyon Lake City Council resolution (August 13, 2025), and media coverage constitute independent substantial evidence of significant impacts (CEQA Guidelines § 15064(b)(3)). </text:p>
        </text:list-item>
      </text:list>
      <text:h text:style-name="Heading_20_4" text:outline-level="4">IV. Legal Conclusions</text:h>
      <text:p text:style-name="P1">The IS-MND lacks substantial evidence supporting less-than-significant findings (Pub. Res. Code § 21082) and fails to analyze the whole project, recirculate for changes, or address EJ impacts. Approval would violate CEQA (Pub. Res. Code §§ 21080, 21082, 21168.5) and trigger strict liability under water quality statutes (Water Code §§ 13000–14958; RCRA; Proposition 65; Title 22 § 64444.5), with remediation costs potentially $300–500 million. Courts routinely invalidate such MNDs (<text:span text:style-name="Emphasis">Laurel Heights</text:span>, supra; <text:span text:style-name="Emphasis">Pocket Protectors v. City of Sacramento</text:span> (2004) 124 Cal.App.4th 903).</text:p>
      <text:h text:style-name="Heading_20_4" text:outline-level="4">V. Immediate Recommendations to Prevent Approval and Construction</text:h>
      <text:p text:style-name="P1">Riverside County must:</text:p>
      <text:list text:style-name="L2">
        <text:list-item>
          <text:p text:style-name="P4">Suspend any hearing and issue a Notice of Preparation for a full EIR incorporating MODFLOW modeling, liquefaction analysis, the 2019 Iranian study, and comprehensive EJ assessment. </text:p>
        </text:list-item>
        <text:list-item>
          <text:p text:style-name="P4">Require a $50 million performance bond. </text:p>
        </text:list-item>
        <text:list-item>
          <text:p text:style-name="P5">Deny the CUP under police power authority (Gov. Code § 65800 et seq.) absent empirical proof of containment and mitigation feasibility. </text:p>
        </text:list-item>
      </text:list>
      <text:p text:style-name="P1">If the County proceeds without an EIR or denial:</text:p>
      <text:list text:style-name="L3">
        <text:list-item>
          <text:p text:style-name="P6">Submit written objections and testify at any hearing to exhaust remedies (Gov. Code § 65009(c)). </text:p>
        </text:list-item>
        <text:list-item>
          <text:p text:style-name="P6">Monitor planning.rctlma.org and ceqanet.opr.ca.gov for NOD. </text:p>
        </text:list-item>
        <text:list-item>
          <text:p text:style-name="P6">File verified petition for writ of mandate in Riverside County Superior Court within 30 days of NOD posting (Pub. Res. Code § 21167(a); Code Civ. Proc. §§ 1085, 1094.5), seeking voidance, EIR compulsion, and injunction (Pub. Res. Code § 21168.9), with attorney fees (Code Civ. Proc. § 1021.5). </text:p>
        </text:list-item>
        <text:list-item>
          <text:p text:style-name="P7">Pursue parallel actions: fee protest (Gov. Code § 66020), Board appeal (Ord. No. 348), RWQCB/CalEPA complaints. </text:p>
        </text:list-item>
      </text:list>
      <text:p text:style-name="P1">These documented violations provide irrefutable legal grounds to halt this project before irreversible harm occurs. The County must act to protect public health, drinking water, and environmental justice in Good Hope/Meadowbrook.</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3-20T00:07:05.975546177</meta:creation-date>
    <dc:date>2026-03-20T00:08:14.212917898</dc:date>
    <meta:editing-duration>PT1M8S</meta:editing-duration>
    <meta:editing-cycles>1</meta:editing-cycles>
    <meta:generator>LibreOffice/25.8.5.2$Linux_X86_64 LibreOffice_project/580$Build-2</meta:generator>
    <meta:document-statistic meta:table-count="0" meta:image-count="0" meta:object-count="0" meta:page-count="4" meta:paragraph-count="34" meta:word-count="1261" meta:character-count="9049" meta:non-whitespace-character-count="7841"/>
  </office:meta>
</office:document-meta>
</file>